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MR10" svg:font-family="CMR10"/>
    <style:font-face style:name="Futura Bk BT1" svg:font-family="'Futura Bk BT', 'Futura Bo'"/>
    <style:font-face style:name="OpenSymbol" svg:font-family="OpenSymbol"/>
    <style:font-face style:name="Verdana" svg:font-family="Verdana"/>
    <style:font-face style:name="Liberation Serif1" svg:font-family="'Liberation Serif'" style:font-family-generic="roman"/>
    <style:font-face style:name="Futura Bk BT" svg:font-family="'Futura Bk BT', 'Futura Book'"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7.59cm" table:align="margins"/>
    </style:style>
    <style:style style:name="Tabella1.A" style:family="table-column">
      <style:table-column-properties style:column-width="2.499cm" style:rel-column-width="1417*"/>
    </style:style>
    <style:style style:name="Tabella1.B" style:family="table-column">
      <style:table-column-properties style:column-width="10.821cm" style:rel-column-width="6135*"/>
    </style:style>
    <style:style style:name="Tabella1.C" style:family="table-column">
      <style:table-column-properties style:column-width="4.269cm" style:rel-column-width="2420*"/>
    </style:style>
    <style:style style:name="Tabella1.A1" style:family="table-cell">
      <style:table-cell-properties fo:padding="0.097cm" fo:border-left="0.05pt solid #000000" fo:border-right="none" fo:border-top="0.05pt solid #000000" fo:border-bottom="0.05pt solid #000000"/>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Tabella2" style:family="table">
      <style:table-properties style:width="17.59cm" table:align="margins"/>
    </style:style>
    <style:style style:name="Tabella2.A" style:family="table-column">
      <style:table-column-properties style:column-width="2.482cm" style:rel-column-width="1407*"/>
    </style:style>
    <style:style style:name="Tabella2.B" style:family="table-column">
      <style:table-column-properties style:column-width="10.839cm" style:rel-column-width="6145*"/>
    </style:style>
    <style:style style:name="Tabella2.C" style:family="table-column">
      <style:table-column-properties style:column-width="4.269cm" style:rel-column-width="2420*"/>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3" style:family="table">
      <style:table-properties style:width="17.59cm" table:align="margins"/>
    </style:style>
    <style:style style:name="Tabella3.A" style:family="table-column">
      <style:table-column-properties style:column-width="2.482cm" style:rel-column-width="1407*"/>
    </style:style>
    <style:style style:name="Tabella3.B" style:family="table-column">
      <style:table-column-properties style:column-width="10.839cm" style:rel-column-width="6145*"/>
    </style:style>
    <style:style style:name="Tabella3.C" style:family="table-column">
      <style:table-column-properties style:column-width="4.269cm" style:rel-column-width="2420*"/>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59cm" table:align="margins"/>
    </style:style>
    <style:style style:name="Tabella4.A" style:family="table-column">
      <style:table-column-properties style:column-width="2.482cm" style:rel-column-width="1407*"/>
    </style:style>
    <style:style style:name="Tabella4.B" style:family="table-column">
      <style:table-column-properties style:column-width="10.839cm" style:rel-column-width="6145*"/>
    </style:style>
    <style:style style:name="Tabella4.C" style:family="table-column">
      <style:table-column-properties style:column-width="4.269cm" style:rel-column-width="2420*"/>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variant="normal" fo:text-transform="none" fo:color="#330000" style:font-name="Liberation Serif" fo:letter-spacing="normal" fo:font-style="normal" fo:font-weight="normal" style:font-weight-asian="normal" style:font-weight-complex="normal"/>
    </style:style>
    <style:style style:name="P2" style:family="paragraph" style:parent-style-name="Standard">
      <style:text-properties fo:font-variant="normal" fo:text-transform="none" fo:color="#330000" style:font-name="Liberation Serif" fo:letter-spacing="normal" fo:font-style="normal" style:text-underline-style="none" fo:font-weight="normal" style:font-weight-asian="normal" style:font-weight-complex="normal"/>
    </style:style>
    <style:style style:name="P3" style:family="paragraph" style:parent-style-name="Text_20_body">
      <style:text-properties fo:font-style="normal" style:text-underline-style="none" style:font-style-asian="normal" style:font-style-complex="normal"/>
    </style:style>
    <style:style style:name="P4" style:family="paragraph" style:parent-style-name="Text_20_body" style:list-style-name="L1"/>
    <style:style style:name="P5" style:family="paragraph" style:parent-style-name="Text_20_body" style:list-style-name="L1">
      <style:text-properties fo:font-variant="normal" fo:text-transform="none" fo:color="#330000" style:font-name="Liberation Serif" fo:letter-spacing="normal" fo:font-style="normal" fo:font-weight="normal" style:font-weight-asian="normal" style:font-weight-complex="normal"/>
    </style:style>
    <style:style style:name="P6" style:family="paragraph" style:parent-style-name="Text_20_body">
      <style:text-properties fo:font-style="normal" style:text-underline-style="none" style:font-style-asian="normal" style:font-style-complex="normal"/>
    </style:style>
    <style:style style:name="P7" style:family="paragraph" style:parent-style-name="Text_20_body" style:list-style-name="L2"/>
    <style:style style:name="P8" style:family="paragraph" style:parent-style-name="Text_20_body" style:list-style-name="L4"/>
    <style:style style:name="P9" style:family="paragraph" style:parent-style-name="Standard" style:list-style-name="L3"/>
    <style:style style:name="P10" style:family="paragraph" style:parent-style-name="Table_20_Contents">
      <style:paragraph-properties fo:text-align="center" style:justify-single-word="false"/>
    </style:style>
    <style:style style:name="P11" style:family="paragraph" style:parent-style-name="Table_20_Contents" style:list-style-name="">
      <style:paragraph-properties style:text-autospace="none"/>
      <style:text-properties fo:color="#000000" style:font-name="Futura Bk BT" fo:font-size="10pt" style:font-name-asian="Futura Bk BT" style:font-size-asian="10pt" style:font-name-complex="Futura Bk BT" style:font-size-complex="10pt"/>
    </style:style>
    <style:style style:name="P12" style:family="paragraph" style:parent-style-name="Table_20_Contents">
      <style:paragraph-properties fo:text-align="start" style:justify-single-word="false"/>
    </style:style>
    <style:style style:name="T1" style:family="text">
      <style:text-properties fo:font-variant="normal" fo:text-transform="none" fo:color="#330000" style:font-name="Liberation Serif" fo:letter-spacing="normal" fo:font-style="normal" fo:font-weight="normal" style:font-weight-asian="normal" style:font-weight-complex="normal"/>
    </style:style>
    <style:style style:name="T2" style:family="text">
      <style:text-properties fo:font-variant="normal" fo:text-transform="none" fo:color="#330000" style:font-name="Liberation Serif" fo:letter-spacing="normal" fo:font-style="normal" fo:font-weight="bold" style:font-weight-asian="bold" style:font-weight-complex="bold"/>
    </style:style>
    <style:style style:name="T3" style:family="text">
      <style:text-properties fo:font-variant="normal" fo:text-transform="none" fo:color="#330000" style:font-name="Liberation Serif" fo:letter-spacing="normal" fo:font-style="normal" style:text-underline-style="none" fo:font-weight="normal" style:font-weight-asian="normal" style:font-weight-complex="normal"/>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style:font-name="CMR10" fo:font-size="10pt" style:font-name-asian="CMR10" style:font-size-asian="10pt" style:font-name-complex="CMR10"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
      <text:h text:style-name="Heading_20_2" text:outline-level="2">1 <text:s text:c="2"/>INTRODUZIONE</text:h>
      <text:h text:style-name="Heading_20_3" text:outline-level="3">1.1 Scopo del documento</text:h>
      <text:p text:style-name="Standard"><text:tab/>Il presente documento si prefigge lo scopo di presentare al committente l'analisi dei requisiti effettuata dagli analisti del gruppo Team Committed sul capitolato “<text:span text:style-name="T1">Piattaforma Mobile di Apprendimento Comportamentale” (C3). Questo per documentare tutti i bisogni identificati dal proponente MENTIS S.r.l .</text:span></text:p>
      <text:p text:style-name="P1"/>
      <text:h text:style-name="Heading_20_3" text:outline-level="3">1.2 Scopo del prodotto</text:h>
      <text:p text:style-name="P1"><text:tab/>Il prodotto denominato XXX si propone di fornire uno strumento informatico per la gestione delle pratiche di sicurezza sul lavoro in modo dinamico, evitando corsi di formazione che spesso si dimostrano inutili per la poca attenzione prestata dai partecipanti.</text:p>
      <text:p text:style-name="Standard"><text:span text:style-name="T1">Lo strumento si basa sul concetto di </text:span><text:span text:style-name="T2">gamification </text:span><text:span text:style-name="T1">che comporta competizione tra i dipendenti all'interno delle aziende creando un sano interesse per un argomento delicato come la sicurezza sul luogo di lavoro.</text:span></text:p>
      <text:p text:style-name="P2">Il sistema è pensato sia per lavoratori che hanno una postazione fissa dotata di PC, sia per quelli che hanno la necessità <text:s/>di spostarsi e che quindi sono forniti di tablet/smartphone. Ad essi verrano poste periodicamente domande, di varia tipologia, le cui risposte comporteranno l'assegnazione di un punteggio generando una classifica aziendale.</text:p>
      <text:p text:style-name="P2"/>
      <text:h text:style-name="Heading_20_3" text:outline-level="3">1.3 Glossario</text:h>
      <text:p text:style-name="Standard"><text:span text:style-name="T1"><text:tab/>I termini marcati come ???? che compaiono nei documenti formali sono tutti riportati e descritti nel glossario presente nel file Glossario??? con l'intento di eliminare le </text:span><text:span text:style-name="T3">ambiguità e aumentare la chiarezza dell'esposizione.</text:span></text:p>
      <text:p text:style-name="P2"/>
      <text:h text:style-name="Heading_20_3" text:outline-level="3">1.4 Riferimenti</text:h>
      <text:p text:style-name="P2"/>
      <text:h text:style-name="Heading_20_4" text:outline-level="4">1.4.1 <text:s text:c="3"/>Normativi</text:h>
      <text:list xml:id="list31373821" text:style-name="L1">
        <text:list-item>
          <text:p text:style-name="P4">Capitolato d'Appalto: <text:s/><text:span text:style-name="T2">Piattaforma Mobile di Apprendimento Comportamentale</text:span><text:span text:style-name="T1">, v?.?, rilasciato dal proponente MENTIS S.r.l <text:s/>e reperibile all'indirizzo : </text:span><text:span text:style-name="T3">http://www.math.unipd.it/~tullio/IS-1/2011/Progetto/pC3.pdf</text:span></text:p>
        </text:list-item>
        <text:list-item>
          <text:p text:style-name="P5">Norme di progetto ,v?.?, riferite al file NormeDiProgetto???? che regola e accompagna tutti i file ufficiali del progetto.</text:p>
        </text:list-item>
      </text:list>
      <text:h text:style-name="Heading_20_4" text:outline-level="4">1.4.2 <text:s text:c="3"/>Informativi</text:h>
      <text:p text:style-name="Text_20_body">???non so cosa mettere ????</text:p>
      <text:p text:style-name="Text_20_body"/>
      <text:h text:style-name="Heading_20_2" text:outline-level="2"><text:soft-page-break/>2 Descrizione Generale</text:h>
      <text:h text:style-name="Heading_20_3" text:outline-level="3">2.1 Contesto d'uso del prodotto</text:h>
      <text:p text:style-name="Text_20_body"><text:tab/>Il sistema XXX si propone ai proprietari di aziende come integrazione ai vari corsi formativi nell'ambito della sicurezza sul posto di lavoro, che spesso si dimostrano poco efficaci, a cui devono essere sottoposti periodicamente i propri dipendenti.</text:p>
      <text:p text:style-name="Text_20_body">Il sistema non si limita ad essere funzionale solo per lavoratori interni all'azienda ma anche per quelli esterni grazie a dispositivi portatili come tablet e smartphone.</text:p>
      <text:h text:style-name="Heading_20_5" text:outline-level="5">2.1.1 Processi produttivi e modalità d'uso</text:h>
      <text:p text:style-name="Standard"><text:tab/></text:p>
      <text:p text:style-name="Standard"/>
      <text:h text:style-name="Heading_20_5" text:outline-level="5">2.1.2 Piattaforma d'esecuzione e interfacciamento con l'ambiente di installazione e uso</text:h>
      <text:p text:style-name="Standard"><text:tab/>Il prodotto è utilizzabile da qualsiasi piattaforma fissa connessa alla rete, con una java virtual machine precedentemente installata e che disponga di almeno un browser per la visualizzazione di pagine web. </text:p>
      <text:p text:style-name="Standard">Invece per quanto riguarda i dispositivi portatili basta che questi abbiano la possibilità di connettersi alla rete.</text:p>
      <text:h text:style-name="Heading_20_3" text:outline-level="3">2.2 Funzioni del prodotto</text:h>
      <text:p text:style-name="P3"><text:tab/>Il prodotto fornirà ad un datore di lavoro la possibilità di definire delle domande relative alla sicurezza, di tipo teorico e pratico consigliate da esperti nel settore, che verranno somministrate periodicamente ai propri dipendenti per poi poterne analizzare le risposte e quindi trarne <text:s/>conclusioni.</text:p>
      <text:p text:style-name="P3">Un dipendente a cui viene proposta una domanda, in modo completamente non invasivo, ha la possibilità di rispondere subito oppure rinviare la risposta ad un altro momento così che non venga disturbato o bloccato durante l'esecuzione del proprio lavoro.</text:p>
      <text:p text:style-name="P3">La risposta fornita ad una domanda comporta l'attribuzione di un punteggio che aggiorna la classifica aziendale, la quale dovrebbe funzionare da incentivo per ogni dipendente per rispondere in modo corretto e di conseguenza essere aggiornato sull'argomento.</text:p>
      <text:p text:style-name="P3">Il prodotto sarà composto da:</text:p>
      <text:list xml:id="list31683910" text:style-name="L2">
        <text:list-item>
          <text:p text:style-name="P7"><text:span text:style-name="T4">Un'applicazione per PC contenente un'area pubblica dove qualsiasi operatore inserisce le proprie credenziali per potersi autenticare nel sistema ed a seconda dell'identità avrà acceso ad una delle seguenti aree:</text:span></text:p>
          <text:list>
            <text:list-item>
              <text:p text:style-name="P7"><text:span text:style-name="T4">Un'area riservata ai dipendenti aziendali che consentirà di rispondere alle domande che verranno proposte e visualizzare le statistiche a loro riservate</text:span></text:p>
            </text:list-item>
            <text:list-item>
              <text:p text:style-name="P7"><text:span text:style-name="T4">Un'area riservata ad un amministratore della sicurezza da cui sarà possibile gestire le domande interne ad un'azienda</text:span></text:p>
            </text:list-item>
            <text:list-item>
              <text:p text:style-name="P7"><text:span text:style-name="T4">Un'area riservata ad un </text:span><text:span text:style-name="T5">amministratore azienda</text:span><text:span text:style-name="T4"> che consentirà ad una persona incaricata dall'azienda, da cui si avrà accesso a tutte le statistiche di tutti i dipendenti</text:span></text:p>
            </text:list-item>
          </text:list>
        </text:list-item>
        <text:list-item>
          <text:p text:style-name="P7"><text:span text:style-name="T4">Un applicativo per dispositivi mobili che consentirà ai dipendenti autenticati di:</text:span></text:p>
          <text:list>
            <text:list-item>
              <text:p text:style-name="P7"><text:soft-page-break/><text:span text:style-name="T4">rispondere alle domande che gli vengono proposte come ad un lavoratore che ha a disposizione una postazione fissa</text:span></text:p>
            </text:list-item>
            <text:list-item>
              <text:p text:style-name="P7"><text:span text:style-name="T4">rispondere a domande di tipo dinamico, come seguire percorsi e varie</text:span></text:p>
            </text:list-item>
          </text:list>
        </text:list-item>
      </text:list>
      <text:p text:style-name="P3"/>
      <text:h text:style-name="Heading_20_5" text:outline-level="5">2.3 Vincoli generali</text:h>
      <text:p text:style-name="Standard">Il software prodotto sarà sempre accompagnato, in ogni fase del suo sviluppo, da tutta la documentazione necessaria e dal manuale utente.</text:p>
      <text:p text:style-name="Standard">Inoltre elementi fondamentali per il suo funzionamento sono:</text:p>
      <text:list xml:id="list32561290" text:style-name="L3">
        <text:list-item>
          <text:p text:style-name="P9">connessione alla rete</text:p>
        </text:list-item>
        <text:list-item>
          <text:p text:style-name="P9">presenza nel PC di una java virtual machine</text:p>
        </text:list-item>
      </text:list>
      <text:p text:style-name="Standard"/>
      <text:h text:style-name="Heading_20_2" text:outline-level="2">3 Casi d'uso</text:h>
      <text:p text:style-name="Text_20_body"/>
      <text:h text:style-name="Heading_20_3" text:outline-level="3">4 Dettaglio requisiti</text:h>
      <text:p text:style-name="Text_20_body">Viene riportata di seguito la lista completa dei requisiti individuati e suddivisi in base al tipo della loro rilevanza strategica (obbligatori, desiderabili, opzionali).</text:p>
      <text:p text:style-name="Text_20_body">Ogni requisito descritto viene univocamente identificato con una sigla del tipo:</text:p>
      <text:p text:style-name="Text_20_body">RXY con:</text:p>
      <text:list xml:id="list33552485" text:style-name="L4">
        <text:list-item>
          <text:p text:style-name="P8">X: indica il dettaglio del vincolo a cui si riferisce, <text:s/>F se funzionale, P se prestazionale, Q se di qualità, V se di vincolo</text:p>
        </text:list-item>
        <text:list-item>
          <text:p text:style-name="P8">Y: indica la rilevanza strategica, O se obbligatorio, D se desiderabile, I se opzionale</text:p>
        </text:list-item>
      </text:list>
      <text:p text:style-name="Text_20_body"/>
      <text:h text:style-name="Heading_20_5" text:outline-level="5"><text:span text:style-name="T6">4.1 Requisiti funzionali</text:span></text:h>
      <table:table table:name="Tabella1" table:style-name="Tabella1">
        <table:table-column table:style-name="Tabella1.A"/>
        <table:table-column table:style-name="Tabella1.B"/>
        <table:table-column table:style-name="Tabella1.C"/>
        <table:table-row>
          <table:table-cell table:style-name="Tabella1.A1" office:value-type="string">
            <text:p text:style-name="Table_20_Contents">Codice</text:p>
          </table:table-cell>
          <table:table-cell table:style-name="Tabella1.A1" office:value-type="string">
            <text:p text:style-name="P10">Descrizione</text:p>
          </table:table-cell>
          <table:table-cell table:style-name="Tabella1.C1" office:value-type="string">
            <text:p text:style-name="Table_20_Contents">Provenienza</text:p>
          </table:table-cell>
        </table:table-row>
        <table:table-row>
          <table:table-cell table:style-name="Tabella1.A2" office:value-type="string">
            <text:p text:style-name="Table_20_Contents">RFO 1</text:p>
          </table:table-cell>
          <table:table-cell table:style-name="Tabella1.A2" office:value-type="string">
            <text:p text:style-name="Table_20_Contents">Il sistema deve lavorare in rete, ogni azienda dovrà essere in grado di accedervi mediante connessione internet</text:p>
          </table:table-cell>
          <table:table-cell table:style-name="Tabella1.C2" office:value-type="string">
            <text:p text:style-name="Table_20_Contents">Capitolato</text:p>
            <text:p text:style-name="Table_20_Contents"/>
          </table:table-cell>
        </table:table-row>
        <table:table-row>
          <table:table-cell table:style-name="Tabella1.A2" office:value-type="string">
            <text:p text:style-name="Table_20_Contents">RFO 2</text:p>
          </table:table-cell>
          <table:table-cell table:style-name="Tabella1.A2" office:value-type="string">
            <text:p text:style-name="Table_20_Contents">Il sistema deve sottoporre periodicamente ai dipendenti delle domande precaricate</text:p>
          </table:table-cell>
          <table:table-cell table:style-name="Tabella1.C2" office:value-type="string">
            <text:p text:style-name="Table_20_Contents">Capitolato</text:p>
            <text:p text:style-name="Table_20_Contents"/>
          </table:table-cell>
        </table:table-row>
        <table:table-row>
          <table:table-cell table:style-name="Tabella1.A2" office:value-type="string">
            <text:p text:style-name="Table_20_Contents">RFO 2.1</text:p>
          </table:table-cell>
          <table:table-cell table:style-name="Tabella1.A2" office:value-type="string">
            <text:p text:style-name="Table_20_Contents">Il sistema deve concedere la possibilità ad un dipendente di rinviare la possibilità di essere sottoposto ad una domanda</text:p>
          </table:table-cell>
          <table:table-cell table:style-name="Tabella1.C2" office:value-type="string">
            <text:p text:style-name="Table_20_Contents">Capitolato</text:p>
          </table:table-cell>
        </table:table-row>
        <table:table-row>
          <table:table-cell table:style-name="Tabella1.A2" office:value-type="string">
            <text:p text:style-name="Table_20_Contents">RFO 2.2</text:p>
          </table:table-cell>
          <table:table-cell table:style-name="Tabella1.A2" office:value-type="string">
            <text:p text:style-name="Table_20_Contents">Un utente può richiedere al sistema di venire sottoposto ad una domanda</text:p>
          </table:table-cell>
          <table:table-cell table:style-name="Tabella1.C2" office:value-type="string">
            <text:p text:style-name="Table_20_Contents">Capitolato</text:p>
            <text:p text:style-name="P12"/>
          </table:table-cell>
        </table:table-row>
        <table:table-row>
          <table:table-cell table:style-name="Tabella1.A2" office:value-type="string">
            <text:p text:style-name="P12">RFO 2.3</text:p>
          </table:table-cell>
          <table:table-cell table:style-name="Tabella1.A2" office:value-type="string">
            <text:p text:style-name="Table_20_Contents">Una proposta di domanda deve essere completamente non invasiva</text:p>
          </table:table-cell>
          <table:table-cell table:style-name="Tabella1.C2" office:value-type="string">
            <text:p text:style-name="Table_20_Contents">Capitolato</text:p>
          </table:table-cell>
        </table:table-row>
        <table:table-row>
          <table:table-cell table:style-name="Tabella1.A2" office:value-type="string">
            <text:p text:style-name="Table_20_Contents">RFO 3</text:p>
          </table:table-cell>
          <table:table-cell table:style-name="Tabella1.A2" office:value-type="string">
            <text:p text:style-name="Table_20_Contents">Tutte le azioni di tutti gli utenti, nel tempo, devono venir <text:soft-page-break/>registrate nel sistema</text:p>
          </table:table-cell>
          <table:table-cell table:style-name="Tabella1.C2" office:value-type="string">
            <text:p text:style-name="Table_20_Contents">Capitolato</text:p>
          </table:table-cell>
        </table:table-row>
        <table:table-row>
          <table:table-cell table:style-name="Tabella1.A2" office:value-type="string">
            <text:p text:style-name="Table_20_Contents">RFO 4</text:p>
          </table:table-cell>
          <table:table-cell table:style-name="Tabella1.A2" office:value-type="string">
            <text:p text:style-name="Table_20_Contents">Le domande che verranno sottoposte agli utenti devono essere di tipologia diversa </text:p>
          </table:table-cell>
          <table:table-cell table:style-name="Tabella1.C2" office:value-type="string">
            <text:p text:style-name="Table_20_Contents">Capitolato</text:p>
          </table:table-cell>
        </table:table-row>
        <table:table-row>
          <table:table-cell table:style-name="Tabella1.A2" office:value-type="string">
            <text:p text:style-name="Table_20_Contents">RFO 4.1</text:p>
          </table:table-cell>
          <table:table-cell table:style-name="Tabella1.A2" office:value-type="string">
            <text:p text:style-name="Table_20_Contents">Le domande a cui verranno sottoposti gli utenti prevederanno che questi possano rispondere direttamente dalla propria postazione di lavoro</text:p>
          </table:table-cell>
          <table:table-cell table:style-name="Tabella1.C2" office:value-type="string">
            <text:p text:style-name="Table_20_Contents">Capitolato</text:p>
          </table:table-cell>
        </table:table-row>
        <table:table-row>
          <table:table-cell table:style-name="Tabella1.A2" office:value-type="string">
            <text:p text:style-name="Table_20_Contents">RFO 4.2</text:p>
          </table:table-cell>
          <table:table-cell table:style-name="Tabella1.A2" office:value-type="string">
            <text:p text:style-name="Table_20_Contents">Le domande a cui verranno sottoposti gli utenti forniti di dispositivi mobili aziendali prevedono anche prove pratiche</text:p>
          </table:table-cell>
          <table:table-cell table:style-name="Tabella1.C2" office:value-type="string">
            <text:p text:style-name="Table_20_Contents">Capitolato</text:p>
          </table:table-cell>
        </table:table-row>
        <table:table-row>
          <table:table-cell table:style-name="Tabella1.A2" office:value-type="string">
            <text:p text:style-name="Table_20_Contents">RFD 4.3</text:p>
          </table:table-cell>
          <table:table-cell table:style-name="Tabella1.A2" office:value-type="string">
            <text:p text:style-name="Table_20_Contents">La natura delle domande a cui vengono sottoposti gli utenti può variare a seconda dell'impiego del dipendente</text:p>
          </table:table-cell>
          <table:table-cell table:style-name="Tabella1.C2" office:value-type="string">
            <text:p text:style-name="Table_20_Contents">Verbale</text:p>
          </table:table-cell>
        </table:table-row>
        <table:table-row>
          <table:table-cell table:style-name="Tabella1.A2" office:value-type="string">
            <text:p text:style-name="Table_20_Contents">RFO 5</text:p>
          </table:table-cell>
          <table:table-cell table:style-name="Tabella1.A2" office:value-type="string">
            <text:p text:style-name="Table_20_Contents">L'amministratore del sistema deve poter registrare gli utenti inserendone i dati personali</text:p>
          </table:table-cell>
          <table:table-cell table:style-name="Tabella1.C2" office:value-type="string">
            <text:p text:style-name="Table_20_Contents">Interno</text:p>
          </table:table-cell>
        </table:table-row>
        <table:table-row>
          <table:table-cell table:style-name="Tabella1.A2" office:value-type="string">
            <text:p text:style-name="Table_20_Contents">RFO 5.1</text:p>
          </table:table-cell>
          <table:table-cell table:style-name="Tabella1.A2" office:value-type="string">
            <text:p text:style-name="Table_20_Contents">Il modulo di registrazione richiede nome, cognome, codice fiscale, ...</text:p>
          </table:table-cell>
          <table:table-cell table:style-name="Tabella1.C2" office:value-type="string">
            <text:p text:style-name="Table_20_Contents">Interno</text:p>
          </table:table-cell>
        </table:table-row>
      </table:table>
      <text:h text:style-name="Heading_20_5" text:outline-level="5">­</text:h>
      <text:h text:style-name="Heading_20_5" text:outline-level="5">4.2 Requisiti prestazionali</text:h>
      <table:table table:name="Tabella2" table:style-name="Tabella2">
        <table:table-column table:style-name="Tabella2.A"/>
        <table:table-column table:style-name="Tabella2.B"/>
        <table:table-column table:style-name="Tabella2.C"/>
        <table:table-row>
          <table:table-cell table:style-name="Tabella2.A1" office:value-type="string">
            <text:p text:style-name="Table_20_Contents">Codice</text:p>
          </table:table-cell>
          <table:table-cell table:style-name="Tabella2.A1" office:value-type="string">
            <text:p text:style-name="P10">Descrizione</text:p>
          </table:table-cell>
          <table:table-cell table:style-name="Tabella2.C1" office:value-type="string">
            <text:p text:style-name="Table_20_Contents">Provenienza</text:p>
          </table:table-cell>
        </table:table-row>
        <table:table-row>
          <table:table-cell table:style-name="Tabella2.A2" office:value-type="string">
            <text:p text:style-name="Table_20_Contents"/>
          </table:table-cell>
          <table:table-cell table:style-name="Tabella2.A2" office:value-type="string">
            <text:p text:style-name="Table_20_Contents"/>
          </table:table-cell>
          <table:table-cell table:style-name="Tabella2.C2" office:value-type="string">
            <text:p text:style-name="Table_20_Contents"/>
          </table:table-cell>
        </table:table-row>
      </table:table>
      <text:p text:style-name="Text_20_body"/>
      <text:h text:style-name="Heading_20_5" text:outline-level="5">4.3 Requisiti di qualità</text:h>
      <table:table table:name="Tabella3" table:style-name="Tabella3">
        <table:table-column table:style-name="Tabella3.A"/>
        <table:table-column table:style-name="Tabella3.B"/>
        <table:table-column table:style-name="Tabella3.C"/>
        <table:table-row>
          <table:table-cell table:style-name="Tabella3.A1" office:value-type="string">
            <text:p text:style-name="Table_20_Contents">Codice</text:p>
          </table:table-cell>
          <table:table-cell table:style-name="Tabella3.A1" office:value-type="string">
            <text:p text:style-name="P10">Descrizione</text:p>
          </table:table-cell>
          <table:table-cell table:style-name="Tabella3.C1" office:value-type="string">
            <text:p text:style-name="Table_20_Contents">Provenienza</text:p>
          </table:table-cell>
        </table:table-row>
        <table:table-row>
          <table:table-cell table:style-name="Tabella3.A2" office:value-type="string">
            <text:p text:style-name="Table_20_Contents"/>
          </table:table-cell>
          <table:table-cell table:style-name="Tabella3.A2" office:value-type="string">
            <text:p text:style-name="Table_20_Contents"/>
          </table:table-cell>
          <table:table-cell table:style-name="Tabella3.C2" office:value-type="string">
            <text:p text:style-name="Table_20_Contents"/>
          </table:table-cell>
        </table:table-row>
      </table:table>
      <text:p text:style-name="Text_20_body"/>
      <text:h text:style-name="Heading_20_5" text:outline-level="5">4.4 Requisiti di vincolo</text:h>
      <table:table table:name="Tabella4" table:style-name="Tabella4">
        <table:table-column table:style-name="Tabella4.A"/>
        <table:table-column table:style-name="Tabella4.B"/>
        <table:table-column table:style-name="Tabella4.C"/>
        <table:table-row>
          <table:table-cell table:style-name="Tabella4.A1" office:value-type="string">
            <text:p text:style-name="Table_20_Contents">Codice</text:p>
          </table:table-cell>
          <table:table-cell table:style-name="Tabella4.A1" office:value-type="string">
            <text:p text:style-name="P10">Descrizione</text:p>
          </table:table-cell>
          <table:table-cell table:style-name="Tabella4.C1" office:value-type="string">
            <text:p text:style-name="Table_20_Contents">Provenienza</text:p>
          </table:table-cell>
        </table:table-row>
        <table:table-row>
          <table:table-cell table:style-name="Tabella4.A2" office:value-type="string">
            <text:p text:style-name="Table_20_Contents">RVO 1</text:p>
          </table:table-cell>
          <table:table-cell table:style-name="Tabella4.A2" office:value-type="string">
            <text:p text:style-name="Standard">Il sistema deve poter essere funzionale presso aziende diverse, anche con caratteristiche molto differenti fra di loro</text:p>
          </table:table-cell>
          <table:table-cell table:style-name="Tabella4.C2" office:value-type="string">
            <text:p text:style-name="Table_20_Contents">Capitolato</text:p>
          </table:table-cell>
        </table:table-row>
        <table:table-row>
          <table:table-cell table:style-name="Tabella4.A2" office:value-type="string">
            <text:p text:style-name="Table_20_Contents">RVO 1.1</text:p>
          </table:table-cell>
          <table:table-cell table:style-name="Tabella4.A2" office:value-type="string">
            <text:p text:style-name="Standard">Il sistema deve essere multipiattaforma</text:p>
          </table:table-cell>
          <table:table-cell table:style-name="Tabella4.C2" office:value-type="string">
            <text:p text:style-name="Table_20_Contents">Capitolato</text:p>
          </table:table-cell>
        </table:table-row>
        <table:table-row>
          <table:table-cell table:style-name="Tabella4.A2" office:value-type="string">
            <text:p text:style-name="Table_20_Contents">RVO 1.2</text:p>
          </table:table-cell>
          <table:table-cell table:style-name="Tabella4.A2" office:value-type="string">
            <text:p text:style-name="Standard">Il sistema deve poter funzionare su qualsiasi tipologia di strumento portatile</text:p>
          </table:table-cell>
          <table:table-cell table:style-name="Tabella4.C2" office:value-type="string">
            <text:p text:style-name="Table_20_Contents">Capitolato</text:p>
          </table:table-cell>
        </table:table-row>
        <table:table-row>
          <table:table-cell table:style-name="Tabella4.A2" office:value-type="string">
            <text:p text:style-name="Table_20_Contents">RVD 2</text:p>
          </table:table-cell>
          <table:table-cell table:style-name="Tabella4.A2" office:value-type="string">
            <text:p text:style-name="Standard">L'inserimento delle domande all'interno del sistema deve essere particolarmente user-friendly così da non richiedere conoscenze specifiche</text:p>
          </table:table-cell>
          <table:table-cell table:style-name="Tabella4.C2" office:value-type="string">
            <text:p text:style-name="Table_20_Contents">Verbale</text:p>
          </table:table-cell>
        </table:table-row>
        <table:table-row>
          <table:table-cell table:style-name="Tabella4.A2" office:value-type="string">
            <text:p text:style-name="Table_20_Contents">RVO 3</text:p>
          </table:table-cell>
          <table:table-cell table:style-name="Tabella4.A2" office:value-type="string">
            <text:p text:style-name="Standard">Non si devono fare assunzioni su dove sono situati i database delle aziende</text:p>
          </table:table-cell>
          <table:table-cell table:style-name="Tabella4.C2" office:value-type="string">
            <text:p text:style-name="Table_20_Contents">Verbale</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CMR10" svg:font-family="CMR10"/>
    <style:font-face style:name="Futura Bk BT1" svg:font-family="'Futura Bk BT', 'Futura Bo'"/>
    <style:font-face style:name="OpenSymbol" svg:font-family="OpenSymbol"/>
    <style:font-face style:name="Verdana" svg:font-family="Verdana"/>
    <style:font-face style:name="Liberation Serif1" svg:font-family="'Liberation Serif'" style:font-family-generic="roman"/>
    <style:font-face style:name="Futura Bk BT" svg:font-family="'Futura Bk BT', 'Futura Book'"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ent-style-name="Standard">
      <style:paragraph-properties fo:text-align="start" style:justify-single-word="false" style:text-autospace="none"/>
      <style:text-properties fo:color="#000000" style:font-name="Futura Bk BT" fo:font-size="12pt" style:font-name-asian="Futura Bk BT" style:font-size-asian="12pt" style:font-name-complex="Futura Bk BT" style:font-size-complex="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rnaglia [IN2]</meta:initial-creator>
    <meta:creation-date>2011-12-07T11:58:39</meta:creation-date>
    <dc:date>2011-12-08T15:52:19.52</dc:date>
    <meta:editing-duration>PT8H44M32S</meta:editing-duration>
    <meta:editing-cycles>69</meta:editing-cycles>
    <meta:generator>LibreOffice/3.4$Win32 LibreOffice_project/340m1$Build-402</meta:generator>
    <meta:document-statistic meta:table-count="4" meta:image-count="0" meta:object-count="0" meta:page-count="4" meta:paragraph-count="116" meta:word-count="1096" meta:character-count="7388" meta:non-whitespace-character-count="6398"/>
    <meta:user-defined meta:name="Info 1"/>
    <meta:user-defined meta:name="Info 2"/>
    <meta:user-defined meta:name="Info 3"/>
    <meta:user-defined meta:name="Info 4"/>
  </office:meta>
</office:document-meta>
</file>